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74cm"/>
    </style:style>
    <style:style style:name="Table1.C" style:family="table-column">
      <style:table-column-properties style:column-width="5.67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5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5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Tabelle1" style:family="table" style:master-page-name="">
      <style:table-properties style:width="17.013cm" fo:margin-left="0cm" style:page-number="auto" table:align="left" style:shadow="none" style:may-break-between-rows="true" table:border-model="collapsing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674cm"/>
    </style:style>
    <style:style style:name="Tabelle1.C" style:family="table-column">
      <style:table-column-properties style:column-width="5.67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le1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C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le1.B5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le1.C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Footer">
      <style:text-properties officeooo:rsid="0010e235" officeooo:paragraph-rsid="0010e235"/>
    </style:style>
    <style:style style:name="P2" style:family="paragraph" style:parent-style-name="Heading_20_3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4b15a" officeooo:paragraph-rsid="000c681c"/>
    </style:style>
    <style:style style:name="P3" style:family="paragraph" style:parent-style-name="Standard">
      <style:text-properties officeooo:rsid="0004b15a" officeooo:paragraph-rsid="0004b15a"/>
    </style:style>
    <style:style style:name="P4" style:family="paragraph" style:parent-style-name="Standard">
      <loext:graphic-properties draw:fill="none"/>
      <style:paragraph-properties fo:background-color="transparent">
        <style:tab-stops>
          <style:tab-stop style:position="5.001cm"/>
        </style:tab-stops>
      </style:paragraph-properties>
      <style:text-properties officeooo:paragraph-rsid="000b00e1"/>
    </style:style>
    <style:style style:name="P5" style:family="paragraph" style:parent-style-name="Standard">
      <loext:graphic-properties draw:fill="none"/>
      <style:paragraph-properties fo:background-color="transparent">
        <style:tab-stops>
          <style:tab-stop style:position="5.001cm"/>
        </style:tab-stops>
      </style:paragraph-properties>
      <style:text-properties officeooo:rsid="00064892" officeooo:paragraph-rsid="00089747"/>
    </style:style>
    <style:style style:name="P6" style:family="paragraph" style:parent-style-name="Standard">
      <loext:graphic-properties draw:fill="none"/>
      <style:paragraph-properties fo:background-color="transparent">
        <style:tab-stops>
          <style:tab-stop style:position="5.001cm"/>
        </style:tab-stops>
      </style:paragraph-properties>
      <style:text-properties officeooo:rsid="00064892" officeooo:paragraph-rsid="000b00e1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5.001cm"/>
        </style:tab-stops>
      </style:paragraph-properties>
      <style:text-properties officeooo:rsid="0004b15a" officeooo:paragraph-rsid="0004b15a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4b15a" officeooo:paragraph-rsid="0004b15a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4b15a" officeooo:paragraph-rsid="000b00e1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5571e" officeooo:paragraph-rsid="0005571e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5571e" officeooo:paragraph-rsid="00064892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5571e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b00e1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64892" officeooo:paragraph-rsid="00064892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64892" officeooo:paragraph-rsid="00089747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>
        <style:tab-stops>
          <style:tab-stop style:position="5.001cm"/>
        </style:tab-stops>
      </style:paragraph-properties>
      <style:text-properties officeooo:rsid="00064892" officeooo:paragraph-rsid="00064892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571e" officeooo:paragraph-rsid="00055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571e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4892" officeooo:paragraph-rsid="00064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4892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9747" officeooo:paragraph-rsid="000897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9747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0e1" officeooo:paragraph-rsid="000b00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c681c"/>
    </style:style>
    <style:style style:name="P27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cf156"/>
    </style:style>
    <style:style style:name="P28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064892" officeooo:paragraph-rsid="000cf156"/>
    </style:style>
    <style:style style:name="P29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1074e8" officeooo:paragraph-rsid="001074e8"/>
    </style:style>
    <style:style style:name="P30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5.001cm"/>
        </style:tab-stops>
      </style:paragraph-properties>
      <style:text-properties officeooo:rsid="0012d8a6" officeooo:paragraph-rsid="001479bf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046cm" style:contextual-spacing="false" fo:line-height="100%" fo:text-indent="0cm" style:auto-text-indent="false" fo:background-color="transparent">
        <style:tab-stops>
          <style:tab-stop style:position="5.001cm"/>
        </style:tab-stops>
      </style:paragraph-properties>
      <style:text-properties officeooo:rsid="0005571e" officeooo:paragraph-rsid="000cf156"/>
    </style:style>
    <style:style style:name="P32" style:family="paragraph" style:parent-style-name="Text_20_body">
      <loext:graphic-properties draw:fill="none"/>
      <style:paragraph-properties fo:line-height="100%" fo:background-color="transparent">
        <style:tab-stops>
          <style:tab-stop style:position="5.001cm"/>
        </style:tab-stops>
      </style:paragraph-properties>
      <style:text-properties officeooo:paragraph-rsid="001074e8"/>
    </style:style>
    <style:style style:name="P33" style:family="paragraph" style:parent-style-name="Text_20_body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5.001cm"/>
        </style:tab-stops>
      </style:paragraph-properties>
      <style:text-properties officeooo:paragraph-rsid="000cf156"/>
    </style:style>
    <style:style style:name="P34" style:family="paragraph" style:parent-style-name="Title">
      <style:paragraph-properties>
        <style:tab-stops/>
      </style:paragraph-properties>
    </style:style>
    <style:style style:name="T1" style:family="text">
      <style:text-properties officeooo:rsid="0005571e"/>
    </style:style>
    <style:style style:name="T2" style:family="text">
      <style:text-properties officeooo:rsid="00064892"/>
    </style:style>
    <style:style style:name="T3" style:family="text">
      <style:text-properties officeooo:rsid="00089747"/>
    </style:style>
    <style:style style:name="T4" style:family="text">
      <style:text-properties officeooo:rsid="000936ca"/>
    </style:style>
    <style:style style:name="T5" style:family="text">
      <style:text-properties officeooo:rsid="000b00e1"/>
    </style:style>
    <style:style style:name="T6" style:family="text">
      <style:text-properties officeooo:rsid="000c681c"/>
    </style:style>
    <style:style style:name="T7" style:family="text">
      <style:text-properties officeooo:rsid="000cf156"/>
    </style:style>
    <style:style style:name="T8" style:family="text">
      <style:text-properties officeooo:rsid="000fc2a8"/>
    </style:style>
    <style:style style:name="T9" style:family="text">
      <style:text-properties officeooo:rsid="001074e8"/>
    </style:style>
    <style:style style:name="T10" style:family="text">
      <style:text-properties officeooo:rsid="001241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6cm" fo:text-indent="-0.635cm" fo:margin-left="9.4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6cm" fo:text-indent="-0.635cm" fo:margin-left="10.7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6cm" fo:text-indent="-0.635cm" fo:margin-left="11.9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6cm" fo:text-indent="-0.635cm" fo:margin-left="9.4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6cm" fo:text-indent="-0.635cm" fo:margin-left="10.7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6cm" fo:text-indent="-0.635cm" fo:margin-left="11.98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1cm" fo:text-indent="-0.635cm" fo:margin-left="8.8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6cm" fo:text-indent="-0.635cm" fo:margin-left="9.4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1cm" fo:text-indent="-0.635cm" fo:margin-left="10.0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6cm" fo:text-indent="-0.635cm" fo:margin-left="10.7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1cm" fo:text-indent="-0.635cm" fo:margin-left="11.3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6cm" fo:text-indent="-0.635cm" fo:margin-left="11.9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Testspecification for the TeaTimer Application</text:p>
      <text:p text:style-name="P3"/>
      <text:p text:style-name="P3"/>
      <text:p text:style-name="P3"/>
      <text:h text:style-name="Heading_20_1" text:outline-level="1">Parameter configuration</text:h>
      <text:h text:style-name="Heading_20_3" text:outline-level="3">Read parameters via serial interface</text:h>
      <text:p text:style-name="P3"/>
      <text:p text:style-name="P7">Requirement:<text:tab/>Verify that parameters can be read via the serial interface.</text:p>
      <text:p text:style-name="P8"><text:tab/></text:p>
      <text:p text:style-name="P10">Test setup:<text:tab/>Configure the device for simulated temperature input via serial <text:tab/>connection.</text:p>
      <text:p text:style-name="P10"><text:tab/>Send temperature data that puts the device out of pre-heat mode.</text:p>
      <text:p text:style-name="P10"><text:tab/>Check that the device is in measurement mode.</text:p>
      <text:p text:style-name="P10"/>
      <text:p text:style-name="P12"><text:span text:style-name="T1">Test steps:<text:tab/>1. Send the string “Get Param $Param” via serial connection.</text:span></text:p>
      <text:p text:style-name="P12"><text:span text:style-name="T1"><text:tab/>2. Wait for the answer of the device.</text:span></text:p>
      <text:p text:style-name="P12"><text:span text:style-name="T1"><text:tab/>3. Check that the answer is of the expected data type </text:span><text:span text:style-name="T2">$dType</text:span><text:span text:style-name="T1">.</text:span></text:p>
      <text:p text:style-name="P12"/>
      <text:p text:style-name="P12"><text:span text:style-name="T1">Test parameters:</text:span></text:p>
      <text:p text:style-name="P12"><text:span text:style-name="T1">This test needs to be done for all readable parameters.</text:span></text:p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Parameter name</text:p>
          </table:table-cell>
          <table:table-cell table:style-name="Table1.B1" office:value-type="string">
            <text:p text:style-name="P17">$Param</text:p>
          </table:table-cell>
          <table:table-cell table:style-name="Table1.A1" office:value-type="string">
            <text:p text:style-name="P19">$dType</text:p>
          </table:table-cell>
        </table:table-row>
        <table:table-row table:style-name="Table1.1">
          <table:table-cell table:style-name="Table1.A2" office:value-type="string">
            <text:p text:style-name="P23">Refresh rate</text:p>
          </table:table-cell>
          <table:table-cell table:style-name="Table1.B2" office:value-type="float" office:value="0">
            <text:p text:style-name="P19">refreshRate</text:p>
          </table:table-cell>
          <table:table-cell table:style-name="Table1.C2" office:value-type="float" office:value="0">
            <text:p text:style-name="P19">int</text:p>
          </table:table-cell>
        </table:table-row>
        <table:table-row table:style-name="Table1.1">
          <table:table-cell table:style-name="Table1.A3" office:value-type="string">
            <text:p text:style-name="P23">Target temperature</text:p>
          </table:table-cell>
          <table:table-cell table:style-name="Table1.B3" office:value-type="float" office:value="0">
            <text:p text:style-name="P21"><text:span text:style-name="T2">t</text:span>argetTemp</text:p>
          </table:table-cell>
          <table:table-cell table:style-name="Table1.C3" office:value-type="float" office:value="0">
            <text:p text:style-name="P19">double</text:p>
          </table:table-cell>
        </table:table-row>
        <table:table-row table:style-name="Table1.1">
          <table:table-cell table:style-name="Table1.A2" office:value-type="string">
            <text:p text:style-name="P23">Cold temperature</text:p>
          </table:table-cell>
          <table:table-cell table:style-name="Table1.B2" office:value-type="float" office:value="0">
            <text:p text:style-name="P21">coldTemp</text:p>
          </table:table-cell>
          <table:table-cell table:style-name="Table1.C2" office:value-type="float" office:value="0">
            <text:p text:style-name="P19">double</text:p>
          </table:table-cell>
        </table:table-row>
        <table:table-row table:style-name="Table1.1">
          <table:table-cell table:style-name="Table1.A5" office:value-type="string">
            <text:p text:style-name="P23">WLAN SSID</text:p>
          </table:table-cell>
          <table:table-cell table:style-name="Table1.B5" office:value-type="float" office:value="0">
            <text:p text:style-name="P19">SSID</text:p>
          </table:table-cell>
          <table:table-cell table:style-name="Table1.C5" office:value-type="float" office:value="0">
            <text:p text:style-name="P19">string</text:p>
          </table:table-cell>
        </table:table-row>
      </table:table>
      <text:p text:style-name="P12"/>
      <text:h text:style-name="Heading_20_3" text:outline-level="3">Write parameters via serial interface <text:span text:style-name="T6">with valid values</text:span></text:h>
      <text:p text:style-name="Text_20_body"/>
      <text:p text:style-name="P14">Requirement:<text:tab/>Verify that parameters can be written via the serial interface <text:span text:style-name="T5">when the <text:tab/>written value is of the correct data type and in the allowed range. </text:span></text:p>
      <text:p text:style-name="P14"/>
      <text:p text:style-name="P14">Test setup:<text:tab/><text:span text:style-name="T1">Configure the device for simulated temperature input via serial <text:tab/>connection.</text:span></text:p>
      <text:p text:style-name="P11"><text:tab/>Send temperature data that puts the device out of pre-heat mode.</text:p>
      <text:p text:style-name="P11"><text:tab/>Check that the device is in measurement mode.</text:p>
      <text:p text:style-name="P14"/>
      <text:p text:style-name="P16"/>
      <text:p text:style-name="P15">Test steps:<text:tab/><text:span text:style-name="T1">1. Send the string “</text:span><text:span text:style-name="T3">S</text:span><text:span text:style-name="T1">et Param $Param </text:span><text:span text:style-name="T3">$Value</text:span><text:span text:style-name="T1">” via serial connection.</text:span></text:p>
      <text:p text:style-name="P5"><text:span text:style-name="T1"><text:tab/>2. Wait for the answer of the device.</text:span></text:p>
      <text:p text:style-name="P5"><text:span text:style-name="T4"><text:tab/>3. Check that the answer of the device is “OK”.</text:span></text:p>
      <text:p text:style-name="P6"><text:tab/><text:span text:style-name="T5">4. </text:span><text:span text:style-name="T1">Send the string “Get Param $Param” via serial connection.</text:span></text:p>
      <text:p text:style-name="P4"><text:span text:style-name="T1"><text:tab/></text:span><text:span text:style-name="T5">5</text:span><text:span text:style-name="T1">. Wait for the answer of the device.</text:span></text:p>
      <text:p text:style-name="P6"><text:span text:style-name="T5"><text:tab/>6</text:span><text:span text:style-name="T1">. Check that the answer is </text:span><text:span text:style-name="T3">$Value</text:span><text:span text:style-name="T1">.</text:span></text:p>
      <text:p text:style-name="P13"><text:span text:style-name="T1">Test parameters:</text:span></text:p>
      <text:p text:style-name="P13"><text:span text:style-name="T1">This test needs to be done for all </text:span><text:span text:style-name="T5">writable</text:span><text:span text:style-name="T1"> parameters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8">Parameter name</text:p>
          </table:table-cell>
          <table:table-cell table:style-name="Tabelle1.B1" office:value-type="string">
            <text:p text:style-name="P18">$Param</text:p>
          </table:table-cell>
          <table:table-cell table:style-name="Tabelle1.A1" office:value-type="string">
            <text:p text:style-name="P20">$<text:span text:style-name="T5">Value</text:span></text:p>
          </table:table-cell>
        </table:table-row>
        <table:table-row table:style-name="Tabelle1.1">
          <table:table-cell table:style-name="Tabelle1.A2" office:value-type="string">
            <text:p text:style-name="P24">Refresh rate</text:p>
          </table:table-cell>
          <table:table-cell table:style-name="Tabelle1.B2" office:value-type="float" office:value="0">
            <text:p text:style-name="P20">refreshRate</text:p>
          </table:table-cell>
          <table:table-cell table:style-name="Tabelle1.C2" office:value-type="string">
            <text:p text:style-name="P25">5 [seconds]</text:p>
          </table:table-cell>
        </table:table-row>
        <table:table-row table:style-name="Tabelle1.1">
          <table:table-cell table:style-name="Tabelle1.A3" office:value-type="string">
            <text:p text:style-name="P24">Target temperature</text:p>
          </table:table-cell>
          <table:table-cell table:style-name="Tabelle1.B3" office:value-type="float" office:value="0">
            <text:p text:style-name="P22"><text:span text:style-name="T2">t</text:span>argetTemp</text:p>
          </table:table-cell>
          <table:table-cell table:style-name="Tabelle1.C3" office:value-type="string">
            <text:p text:style-name="P25">77.5 [degree Celsius]</text:p>
          </table:table-cell>
        </table:table-row>
        <table:table-row table:style-name="Tabelle1.1">
          <table:table-cell table:style-name="Tabelle1.A2" office:value-type="string">
            <text:p text:style-name="P24">Cold temperature</text:p>
          </table:table-cell>
          <table:table-cell table:style-name="Tabelle1.B2" office:value-type="float" office:value="0">
            <text:p text:style-name="P22">coldTemp</text:p>
          </table:table-cell>
          <table:table-cell table:style-name="Tabelle1.C4" office:value-type="string">
            <text:p text:style-name="P25">-1.0 [degree Celsius]</text:p>
          </table:table-cell>
        </table:table-row>
        <table:table-row table:style-name="Tabelle1.1">
          <table:table-cell table:style-name="Tabelle1.A5" office:value-type="string">
            <text:p text:style-name="P24">WLAN SSID</text:p>
          </table:table-cell>
          <table:table-cell table:style-name="Tabelle1.B5" office:value-type="float" office:value="0">
            <text:p text:style-name="P20">SSID</text:p>
          </table:table-cell>
          <table:table-cell table:style-name="Tabelle1.C5" office:value-type="string">
            <text:p text:style-name="P25">My Home Network</text:p>
          </table:table-cell>
        </table:table-row>
      </table:table>
      <text:p text:style-name="P9"/>
      <text:h text:style-name="P2" text:outline-level="3">Write parameters via serial interface <text:span text:style-name="T6">with invalid values</text:span></text:h>
      <text:p text:style-name="P26"/>
      <text:p text:style-name="P27"><text:span text:style-name="T7">Requirement:<text:tab/>Verify that writing a parameter with an invalid value does not change <text:tab/>the parameter. The device should not crash.</text:span></text:p>
      <text:p text:style-name="P27"/>
      <text:p text:style-name="P33"><text:span text:style-name="T7">Test setup:<text:tab/>Configure</text:span><text:span text:style-name="T1"> the device for simulated temperature input via serial <text:tab/>connection. <text:tab/><text:tab/><text:tab/><text:tab/><text:tab/><text:tab/><text:tab/><text:tab/>Send temperature data that puts the device out of pre-heat mode.<text:tab/><text:tab/>Check that the device is in measurement mode.</text:span></text:p>
      <text:p text:style-name="P31"/>
      <text:p text:style-name="P32"><text:span text:style-name="T7">Test steps:<text:tab/></text:span><text:span text:style-name="T1">1. Send the string “</text:span><text:span text:style-name="T3">S</text:span><text:span text:style-name="T1">et Param $Param $Value” via serial connection.<text:tab/>2. Wait for the answer of the device.</text:span><text:span text:style-name="T9"><text:tab/><text:tab/><text:tab/><text:tab/><text:tab/><text:tab/>3</text:span><text:span text:style-name="T4">. Check that the answer of the device is “</text:span><text:span text:style-name="T8">ERROR</text:span><text:span text:style-name="T4">”.</text:span><text:span text:style-name="T5"><text:tab/><text:tab/><text:tab/>4. </text:span><text:span text:style-name="T1">Send the string “Get Param $Param” via serial connection.<text:tab/><text:tab/></text:span><text:span text:style-name="T5">5</text:span><text:span text:style-name="T1">. Wait for the answer of the device.<text:tab/><text:tab/><text:tab/><text:tab/><text:tab/></text:span><text:span text:style-name="T5"><text:tab/>6</text:span><text:span text:style-name="T1">. Check that the answer is </text:span><text:span text:style-name="T8">not </text:span><text:span text:style-name="T3">$Value</text:span><text:span text:style-name="T1">.</text:span></text:p>
      <text:p text:style-name="P28"/>
      <text:h text:style-name="Heading_20_3" text:outline-level="3">Write parameters and check reaction of the output</text:h>
      <text:p text:style-name="P29"/>
      <text:p text:style-name="P29">Requirement:<text:tab/>Verify that written parameters are reloaded in the system by observing <text:tab/>a change in the output.</text:p>
      <text:p text:style-name="P29">Test setup:<text:tab/>Configure the device for simulated temperature input via serial <text:tab/>connection.<text:tab/><text:tab/><text:tab/><text:tab/><text:tab/><text:tab/><text:tab/><text:tab/><text:tab/>Send temperature <text:span text:style-name="T1">data that puts the device out of pre-heat mode.<text:tab/>Check that the device is in measurement mode.</text:span></text:p>
      <text:p text:style-name="Text_20_body"/>
      <text:p text:style-name="P30"><text:soft-page-break/>Test steps:</text:p>
      <text:p text:style-name="P30"/>
      <text:p text:style-name="P30"><text:tab/></text:p>
      <text:h text:style-name="Heading_20_1" text:outline-level="1">Data processing</text:h>
      <text:p text:style-name="P3"/>
      <text:p text:style-name="P3"/>
      <text:h text:style-name="Heading_20_1" text:outline-level="1">Performance tests</text:h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text-properties officeooo:rsid="0010e235" officeooo:paragraph-rsid="0010e2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20T23:49:54.356000000</dc:date>
    <meta:editing-duration>PT41M27S</meta:editing-duration>
    <meta:editing-cycles>17</meta:editing-cycles>
    <meta:document-statistic meta:table-count="2" meta:image-count="0" meta:object-count="0" meta:page-count="3" meta:paragraph-count="68" meta:word-count="457" meta:character-count="2838" meta:non-whitespace-character-count="2396"/>
  </office:meta>
</office:document-meta>
</file>